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4">M</text:span><text:span text:style-name="_31_46">r</text:span><text:span text:style-name="_31_94">.</text:span><text:span text:style-name="_31_"> </text:span><text:span text:style-name="_31_47">S</text:span><text:span text:style-name="_31_79">p</text:span><text:span text:style-name="_32_7">e</text:span><text:span text:style-name="_31_35">a</text:span><text:span text:style-name="_31_94">k</text:span><text:span text:style-name="_33_9">e</text:span><text:span text:style-name="_31_19">r</text:span><text:span text:style-name="_32_07">,</text:span><text:span text:style-name="_31_"> </text:span><text:span text:style-name="_39_6">M</text:span><text:span text:style-name="_32_07">r</text:span><text:span text:style-name="_35_9">.</text:span><text:span text:style-name="_37_6"> </text:span><text:span text:style-name="_32_21">V</text:span><text:span text:style-name="_36_6">i</text:span><text:span text:style-name="_31_01">c</text:span><text:span text:style-name="_31_73">e</text:span><text:span text:style-name="_31_"> </text:span><text:span text:style-name="_31_29">P</text:span><text:span text:style-name="_32_16">r</text:span><text:span text:style-name="_32_3">e</text:span><text:span text:style-name="_31_02">s</text:span><text:span text:style-name="_31_86">i</text:span><text:span text:style-name="_37_4">d</text:span><text:span text:style-name="_31_43">e</text:span><text:span text:style-name="_32_25">n</text:span><text:span text:style-name="_37_4">t</text:span><text:span text:style-name="_31_10">,</text:span><text:span text:style-name="_31_51"> </text:span><text:span text:style-name="_35_6">M</text:span><text:span text:style-name="_31_01">e</text:span><text:span text:style-name="_32_24">m</text:span><text:span text:style-name="_33_9">b</text:span><text:span text:style-name="_31_50">e</text:span><text:span text:style-name="_32_19">r</text:span><text:span text:style-name="_37_5">s</text:span><text:span text:style-name="_37_6"> </text:span><text:span text:style-name="_32_18">o</text:span><text:span text:style-name="_33_0">f</text:span><text:span text:style-name="_37_6"> </text:span><text:span text:style-name="_32_06">C</text:span><text:span text:style-name="_32_0">o</text:span><text:span text:style-name="_31_05">n</text:span><text:span text:style-name="_31_86">g</text:span><text:span text:style-name="_32_0">r</text:span><text:span text:style-name="_31_31">e</text:span><text:span text:style-name="_32_24">s</text:span><text:span text:style-name="_34_1">s</text:span><text:span text:style-name="_31_19">,</text:span><text:span text:style-name="_31_51"> </text:span><text:span text:style-name="_36_6">m</text:span><text:span text:style-name="_31_20">y</text:span><text:span text:style-name="_31_51"> </text:span><text:span text:style-name="_35_6">f</text:span><text:span text:style-name="_31_31">e</text:span><text:span text:style-name="_32_19">l</text:span><text:span text:style-name="_37_5">l</text:span><text:span text:style-name="_31_02">o</text:span><text:span text:style-name="_31_92">w</text:span><text:span text:style-name="_31_"> </text:span><text:span text:style-name="_31_43">A</text:span><text:span text:style-name="_31_70">m</text:span><text:span text:style-name="_33_6">e</text:span><text:span text:style-name="_31_32">r</text:span><text:span text:style-name="_32_15">i</text:span><text:span text:style-name="_35_9">c</text:span><text:span text:style-name="_31_40">a</text:span><text:span text:style-name="_32_07">n</text:span><text:span text:style-name="_32_4">s</text:span><text:span text:style-name="_31_50">:</text:span></text:p>
      <text:p text:style-name="P1"><text:span text:style-name="_33_6">T</text:span><text:span text:style-name="_31_47">o</text:span><text:span text:style-name="_32_06">n</text:span><text:span text:style-name="_32_4">i</text:span><text:span text:style-name="_31_29">g</text:span><text:span text:style-name="_31_73">h</text:span><text:span text:style-name="_35_4">t</text:span><text:span text:style-name="_37_6"> </text:span><text:span text:style-name="_31_76">m</text:span><text:span text:style-name="_32_6">a</text:span><text:span text:style-name="_31_25">r</text:span><text:span text:style-name="_31_80">k</text:span><text:span text:style-name="_35_4">s</text:span><text:span text:style-name="_37_6"> </text:span><text:span text:style-name="_32_04">t</text:span><text:span text:style-name="_33_5">h</text:span><text:span text:style-name="_31_28">e</text:span><text:span text:style-name="_31_51"> </text:span><text:span text:style-name="_32_0">e</text:span><text:span text:style-name="_31_46">i</text:span><text:span text:style-name="_32_19">g</text:span><text:span text:style-name="_32_1">h</text:span><text:span text:style-name="_31_17">t</text:span><text:span text:style-name="_32_21">h</text:span><text:span text:style-name="_31_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54.50</meta:creation-date>
    <dc:title>Haathi</dc:title>
    <meta:editing-duration>PT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15" meta:character-count="99"/>
    <dc:date>2016-02-23T10:17:02.55</dc:date>
    <meta:template xlink:type="simple" xlink:actuate="onRequest" xlink:title="Haathi" xlink:href="file:///C:/Users/kwa/AppData/Roaming/OpenOffice/4/user/template/Haathi.ott" meta:date="2016-02-23T10:16:54.08"/>
  </office:meta>
</office:document-meta>
</file>